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8" style:family="table-cell" style:parent-style-name="Default" style:data-style-name="N118"/>
    <style:style style:name="ce9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1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3" style:family="table-cell" style:parent-style-name="Default" style:data-style-name="N60"/>
    <style:style style:name="ce14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5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6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1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22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3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141312" style:font-name="Arial" fo:font-size="10pt" fo:language="zxx" fo:country="none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ce25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26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27" style:family="table-cell" style:parent-style-name="Default" style:data-style-name="N60">
      <style:table-cell-properties fo:border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number-columns-repeated="3" table:default-cell-style-name="ce13"/>
        <table:table-column table:style-name="co3" table:default-cell-style-name="Default"/>
        <table:table-column table:style-name="co4" table:number-columns-repeated="3" table:default-cell-style-name="ce13"/>
        <table:table-column table:style-name="co2" table:default-cell-style-name="Default"/>
        <table:table-column table:style-name="co4" table:number-columns-repeated="3" table:default-cell-style-name="ce13"/>
        <table:table-column table:style-name="co4" table:number-columns-repeated="1012" table:default-cell-style-name="Default"/>
        <table:table-row table:style-name="ro1">
          <table:table-cell table:style-name="ce1" office:value-type="string" table:number-columns-spanned="12" table:number-rows-spanned="1">
            <text:p><text:span text:style-name="T1">1D particle distribution, constant ratio supLen/dx=5, summation density, leapfrog dt=autom., simu time~0.2</text:span></text:p>
          </table:table-cell>
          <table:covered-table-cell table:style-name="ce9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9"/>
          <table:table-cell table:number-columns-repeated="2"/>
          <table:table-cell table:style-name="ce18"/>
          <table:table-cell table:number-columns-repeated="2"/>
          <table:table-cell table:style-name="ce18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1" office:value-type="string" table:number-columns-spanned="9" table:number-rows-spanned="1">
            <text:p>whole domain 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19" office:value-type="string">
            <text:p>area2 (after CD before shock)</text:p>
          </table:covered-table-cell>
          <table:covered-table-cell table:style-name="ce15"/>
          <table:covered-table-cell table:style-name="ce20"/>
          <table:table-cell table:style-name="ce24" office:value-type="string" table:number-columns-spanned="9" table:number-rows-spanned="1">
            <text:p>area3 (after rarefaction before CD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19" office:value-type="string">
            <text:p>area2 (after CD before shock)</text:p>
          </table:covered-table-cell>
          <table:covered-table-cell table:style-name="ce15"/>
          <table:covered-table-cell table:style-name="ce20"/>
          <table:table-cell table:style-name="ce24" office:value-type="string" table:number-columns-spanned="9" table:number-rows-spanned="1">
            <text:p>area2 (after CD before shock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19" office:value-type="string">
            <text:p>area2 (after CD before shock)</text:p>
          </table:covered-table-cell>
          <table:covered-table-cell table:style-name="ce15"/>
          <table:covered-table-cell table:style-name="ce20"/>
          <table:table-cell table:number-columns-repeated="996"/>
        </table:table-row>
        <table:table-row table:style-name="ro1">
          <table:table-cell table:style-name="ce5"/>
          <table:table-cell table:style-name="ce12" office:value-type="string">
            <text:p>L1_rho</text:p>
          </table:table-cell>
          <table:table-cell table:style-name="ce12" office:value-type="string">
            <text:p>L1_u</text:p>
          </table:table-cell>
          <table:table-cell table:style-name="ce16" office:value-type="string">
            <text:p>L1e</text:p>
          </table:table-cell>
          <table:table-cell table:style-name="ce12" office:value-type="string">
            <text:p>L2_rho</text:p>
          </table:table-cell>
          <table:table-cell table:style-name="ce12" office:value-type="string">
            <text:p>L2_u</text:p>
          </table:table-cell>
          <table:table-cell table:style-name="ce16" office:value-type="string">
            <text:p>L2e</text:p>
          </table:table-cell>
          <table:table-cell table:style-name="ce12" office:value-type="string">
            <text:p>Linf_rho</text:p>
          </table:table-cell>
          <table:table-cell table:style-name="ce12" office:value-type="string">
            <text:p>Linf_u</text:p>
          </table:table-cell>
          <table:table-cell table:style-name="ce16" office:value-type="string">
            <text:p>Linf_e</text:p>
          </table:table-cell>
          <table:table-cell table:style-name="ce25" office:value-type="string">
            <text:p>L1_rho3</text:p>
          </table:table-cell>
          <table:table-cell table:style-name="ce12" office:value-type="string">
            <text:p>L1_u3</text:p>
          </table:table-cell>
          <table:table-cell table:style-name="ce16" office:value-type="string">
            <text:p>L1e3</text:p>
          </table:table-cell>
          <table:table-cell table:style-name="ce12" office:value-type="string">
            <text:p>L2_rho3</text:p>
          </table:table-cell>
          <table:table-cell table:style-name="ce12" office:value-type="string">
            <text:p>L2_u3</text:p>
          </table:table-cell>
          <table:table-cell table:style-name="ce16" office:value-type="string">
            <text:p>L2e3</text:p>
          </table:table-cell>
          <table:table-cell table:style-name="ce12" office:value-type="string">
            <text:p>Linf_rho3</text:p>
          </table:table-cell>
          <table:table-cell table:style-name="ce12" office:value-type="string">
            <text:p>Linf_u3</text:p>
          </table:table-cell>
          <table:table-cell table:style-name="ce29" office:value-type="string">
            <text:p>Linf_e3</text:p>
          </table:table-cell>
          <table:table-cell table:style-name="ce25" office:value-type="string">
            <text:p>L1_rho2</text:p>
          </table:table-cell>
          <table:table-cell table:style-name="ce12" office:value-type="string">
            <text:p>L1_u2</text:p>
          </table:table-cell>
          <table:table-cell table:style-name="ce16" office:value-type="string">
            <text:p>L1e2</text:p>
          </table:table-cell>
          <table:table-cell table:style-name="ce12" office:value-type="string">
            <text:p>L2_rho2</text:p>
          </table:table-cell>
          <table:table-cell table:style-name="ce12" office:value-type="string">
            <text:p>L2_u2</text:p>
          </table:table-cell>
          <table:table-cell table:style-name="ce16" office:value-type="string">
            <text:p>L2e2</text:p>
          </table:table-cell>
          <table:table-cell table:style-name="ce12" office:value-type="string">
            <text:p>Linf_rho2</text:p>
          </table:table-cell>
          <table:table-cell table:style-name="ce12" office:value-type="string">
            <text:p>Linf_u2</text:p>
          </table:table-cell>
          <table:table-cell table:style-name="ce29" office:value-type="string">
            <text:p>Linf_e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05">
            <text:p>0.0050</text:p>
          </table:table-cell>
          <table:table-cell office:value-type="float" office:value="0.0040229">
            <text:p>4.02E-003</text:p>
          </table:table-cell>
          <table:table-cell office:value-type="float" office:value="0.00834215">
            <text:p>8.34E-003</text:p>
          </table:table-cell>
          <table:table-cell office:value-type="float" office:value="0.00410209">
            <text:p>4.10E-003</text:p>
          </table:table-cell>
          <table:table-cell table:style-name="ce13" office:value-type="float" office:value="0.0106875">
            <text:p>1.07E-002</text:p>
          </table:table-cell>
          <table:table-cell office:value-type="float" office:value="0.0370729">
            <text:p>3.71E-002</text:p>
          </table:table-cell>
          <table:table-cell office:value-type="float" office:value="0.0173756">
            <text:p>1.74E-002</text:p>
          </table:table-cell>
          <table:table-cell office:value-type="float" office:value="0.0664311">
            <text:p>6.64E-002</text:p>
          </table:table-cell>
          <table:table-cell table:style-name="ce13" office:value-type="float" office:value="0.617668">
            <text:p>6.18E-001</text:p>
          </table:table-cell>
          <table:table-cell table:style-name="ce21" office:value-type="float" office:value="0.332836">
            <text:p>3.33E-001</text:p>
          </table:table-cell>
          <table:table-cell table:style-name="ce26" office:value-type="float" office:value="0.0020597">
            <text:p>2.06E-003</text:p>
          </table:table-cell>
          <table:table-cell office:value-type="float" office:value="0.00122837">
            <text:p>1.23E-003</text:p>
          </table:table-cell>
          <table:table-cell table:style-name="ce13" office:value-type="float" office:value="0.00163045">
            <text:p>1.63E-003</text:p>
          </table:table-cell>
          <table:table-cell table:style-name="ce13" office:value-type="float" office:value="0.0025301">
            <text:p>2.53E-003</text:p>
          </table:table-cell>
          <table:table-cell table:style-name="ce13" office:value-type="float" office:value="0.0036359">
            <text:p>3.64E-003</text:p>
          </table:table-cell>
          <table:table-cell table:style-name="ce13" office:value-type="float" office:value="0.00189743">
            <text:p>1.90E-003</text:p>
          </table:table-cell>
          <table:table-cell table:style-name="ce13" office:value-type="float" office:value="0.00829472">
            <text:p>8.29E-003</text:p>
          </table:table-cell>
          <table:table-cell table:style-name="ce13" office:value-type="float" office:value="0.0174222">
            <text:p>1.74E-002</text:p>
          </table:table-cell>
          <table:table-cell table:style-name="ce21" office:value-type="float" office:value="0.00569483">
            <text:p>5.69E-003</text:p>
          </table:table-cell>
          <table:table-cell table:style-name="ce26" office:value-type="float" office:value="0.00032345">
            <text:p>3.23E-004</text:p>
          </table:table-cell>
          <table:table-cell table:style-name="ce13" office:value-type="float" office:value="0.000233991">
            <text:p>2.34E-004</text:p>
          </table:table-cell>
          <table:table-cell table:style-name="ce13" office:value-type="float" office:value="0.0011932">
            <text:p>1.19E-003</text:p>
          </table:table-cell>
          <table:table-cell table:style-name="ce13" office:value-type="float" office:value="0.000772954">
            <text:p>7.73E-004</text:p>
          </table:table-cell>
          <table:table-cell table:style-name="ce13" office:value-type="float" office:value="0.000948771">
            <text:p>9.49E-004</text:p>
          </table:table-cell>
          <table:table-cell table:style-name="ce13" office:value-type="float" office:value="0.00319133">
            <text:p>3.19E-003</text:p>
          </table:table-cell>
          <table:table-cell table:style-name="ce13" office:value-type="float" office:value="0.00446744">
            <text:p>4.47E-003</text:p>
          </table:table-cell>
          <table:table-cell table:style-name="ce13" office:value-type="float" office:value="0.00850147">
            <text:p>8.50E-003</text:p>
          </table:table-cell>
          <table:table-cell table:style-name="ce21" office:value-type="float" office:value="0.0228139">
            <text:p>2.28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1">
            <text:p>0.0100</text:p>
          </table:table-cell>
          <table:table-cell office:value-type="float" office:value="0.00454882">
            <text:p>4.55E-003</text:p>
          </table:table-cell>
          <table:table-cell office:value-type="float" office:value="0.0109462">
            <text:p>1.09E-002</text:p>
          </table:table-cell>
          <table:table-cell office:value-type="float" office:value="0.00631111">
            <text:p>6.31E-003</text:p>
          </table:table-cell>
          <table:table-cell table:style-name="ce13" office:value-type="float" office:value="0.0114414">
            <text:p>1.14E-002</text:p>
          </table:table-cell>
          <table:table-cell office:value-type="float" office:value="0.0463613">
            <text:p>4.64E-002</text:p>
          </table:table-cell>
          <table:table-cell office:value-type="float" office:value="0.0238709">
            <text:p>2.39E-002</text:p>
          </table:table-cell>
          <table:table-cell office:value-type="float" office:value="0.0728988">
            <text:p>7.29E-002</text:p>
          </table:table-cell>
          <table:table-cell table:style-name="ce13" office:value-type="float" office:value="0.566047">
            <text:p>5.66E-001</text:p>
          </table:table-cell>
          <table:table-cell table:style-name="ce21" office:value-type="float" office:value="0.332898">
            <text:p>3.33E-001</text:p>
          </table:table-cell>
          <table:table-cell table:style-name="ce26" office:value-type="float" office:value="0.00282252">
            <text:p>2.82E-003</text:p>
          </table:table-cell>
          <table:table-cell office:value-type="float" office:value="0.00306787">
            <text:p>3.07E-003</text:p>
          </table:table-cell>
          <table:table-cell table:style-name="ce13" office:value-type="float" office:value="0.00224122">
            <text:p>2.24E-003</text:p>
          </table:table-cell>
          <table:table-cell table:style-name="ce13" office:value-type="float" office:value="0.00379454">
            <text:p>3.79E-003</text:p>
          </table:table-cell>
          <table:table-cell table:style-name="ce13" office:value-type="float" office:value="0.00680933">
            <text:p>6.81E-003</text:p>
          </table:table-cell>
          <table:table-cell table:style-name="ce13" office:value-type="float" office:value="0.00276161">
            <text:p>2.76E-003</text:p>
          </table:table-cell>
          <table:table-cell table:style-name="ce13" office:value-type="float" office:value="0.0112426">
            <text:p>1.12E-002</text:p>
          </table:table-cell>
          <table:table-cell table:style-name="ce13" office:value-type="float" office:value="0.0248696">
            <text:p>2.49E-002</text:p>
          </table:table-cell>
          <table:table-cell table:style-name="ce21" office:value-type="float" office:value="0.00768728">
            <text:p>7.69E-003</text:p>
          </table:table-cell>
          <table:table-cell table:style-name="ce26" office:value-type="float" office:value="0.000545696">
            <text:p>5.46E-004</text:p>
          </table:table-cell>
          <table:table-cell table:style-name="ce13" office:value-type="float" office:value="0.000506863">
            <text:p>5.07E-004</text:p>
          </table:table-cell>
          <table:table-cell table:style-name="ce13" office:value-type="float" office:value="0.00210448">
            <text:p>2.10E-003</text:p>
          </table:table-cell>
          <table:table-cell table:style-name="ce13" office:value-type="float" office:value="0.00112535">
            <text:p>1.13E-003</text:p>
          </table:table-cell>
          <table:table-cell table:style-name="ce13" office:value-type="float" office:value="0.00142243">
            <text:p>1.42E-003</text:p>
          </table:table-cell>
          <table:table-cell table:style-name="ce13" office:value-type="float" office:value="0.00465032">
            <text:p>4.65E-003</text:p>
          </table:table-cell>
          <table:table-cell table:style-name="ce13" office:value-type="float" office:value="0.00447336">
            <text:p>4.47E-003</text:p>
          </table:table-cell>
          <table:table-cell table:style-name="ce13" office:value-type="float" office:value="0.0085165">
            <text:p>8.52E-003</text:p>
          </table:table-cell>
          <table:table-cell table:style-name="ce21" office:value-type="float" office:value="0.0228393">
            <text:p>2.28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15">
            <text:p>0.0150</text:p>
          </table:table-cell>
          <table:table-cell office:value-type="float" office:value="0.00540189">
            <text:p>5.40E-003</text:p>
          </table:table-cell>
          <table:table-cell office:value-type="float" office:value="0.014402">
            <text:p>1.44E-002</text:p>
          </table:table-cell>
          <table:table-cell office:value-type="float" office:value="0.00869258">
            <text:p>8.69E-003</text:p>
          </table:table-cell>
          <table:table-cell table:style-name="ce13" office:value-type="float" office:value="0.0123738">
            <text:p>1.24E-002</text:p>
          </table:table-cell>
          <table:table-cell office:value-type="float" office:value="0.0580554">
            <text:p>5.81E-002</text:p>
          </table:table-cell>
          <table:table-cell office:value-type="float" office:value="0.0290923">
            <text:p>2.91E-002</text:p>
          </table:table-cell>
          <table:table-cell office:value-type="float" office:value="0.0682868">
            <text:p>6.83E-002</text:p>
          </table:table-cell>
          <table:table-cell table:style-name="ce13" office:value-type="float" office:value="0.602872">
            <text:p>6.03E-001</text:p>
          </table:table-cell>
          <table:table-cell table:style-name="ce21" office:value-type="float" office:value="0.332962">
            <text:p>3.33E-001</text:p>
          </table:table-cell>
          <table:table-cell table:style-name="ce26" office:value-type="float" office:value="0.00367836">
            <text:p>3.68E-003</text:p>
          </table:table-cell>
          <table:table-cell office:value-type="float" office:value="0.00506526">
            <text:p>5.07E-003</text:p>
          </table:table-cell>
          <table:table-cell table:style-name="ce13" office:value-type="float" office:value="0.00290524">
            <text:p>2.91E-003</text:p>
          </table:table-cell>
          <table:table-cell table:style-name="ce13" office:value-type="float" office:value="0.00491066">
            <text:p>4.91E-003</text:p>
          </table:table-cell>
          <table:table-cell table:style-name="ce13" office:value-type="float" office:value="0.00933005">
            <text:p>9.33E-003</text:p>
          </table:table-cell>
          <table:table-cell table:style-name="ce13" office:value-type="float" office:value="0.00353929">
            <text:p>3.54E-003</text:p>
          </table:table-cell>
          <table:table-cell table:style-name="ce13" office:value-type="float" office:value="0.0131244">
            <text:p>1.31E-002</text:p>
          </table:table-cell>
          <table:table-cell table:style-name="ce13" office:value-type="float" office:value="0.0295049">
            <text:p>2.95E-002</text:p>
          </table:table-cell>
          <table:table-cell table:style-name="ce21" office:value-type="float" office:value="0.00899261">
            <text:p>8.99E-003</text:p>
          </table:table-cell>
          <table:table-cell table:style-name="ce26" office:value-type="float" office:value="0.000847814">
            <text:p>8.48E-004</text:p>
          </table:table-cell>
          <table:table-cell table:style-name="ce13" office:value-type="float" office:value="0.000806081">
            <text:p>8.06E-004</text:p>
          </table:table-cell>
          <table:table-cell table:style-name="ce13" office:value-type="float" office:value="0.00314723">
            <text:p>3.15E-003</text:p>
          </table:table-cell>
          <table:table-cell table:style-name="ce13" office:value-type="float" office:value="0.00143304">
            <text:p>1.43E-003</text:p>
          </table:table-cell>
          <table:table-cell table:style-name="ce13" office:value-type="float" office:value="0.00187379">
            <text:p>1.87E-003</text:p>
          </table:table-cell>
          <table:table-cell table:style-name="ce13" office:value-type="float" office:value="0.00591747">
            <text:p>5.92E-003</text:p>
          </table:table-cell>
          <table:table-cell table:style-name="ce13" office:value-type="float" office:value="0.00450017">
            <text:p>4.50E-003</text:p>
          </table:table-cell>
          <table:table-cell table:style-name="ce13" office:value-type="float" office:value="0.00885978">
            <text:p>8.86E-003</text:p>
          </table:table-cell>
          <table:table-cell table:style-name="ce21" office:value-type="float" office:value="0.022813">
            <text:p>2.28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0646853">
            <text:p>6.47E-003</text:p>
          </table:table-cell>
          <table:table-cell office:value-type="float" office:value="0.017943">
            <text:p>1.79E-002</text:p>
          </table:table-cell>
          <table:table-cell office:value-type="float" office:value="0.0111305">
            <text:p>1.11E-002</text:p>
          </table:table-cell>
          <table:table-cell table:style-name="ce13" office:value-type="float" office:value="0.0135642">
            <text:p>1.36E-002</text:p>
          </table:table-cell>
          <table:table-cell office:value-type="float" office:value="0.0657916">
            <text:p>6.58E-002</text:p>
          </table:table-cell>
          <table:table-cell office:value-type="float" office:value="0.0335107">
            <text:p>3.35E-002</text:p>
          </table:table-cell>
          <table:table-cell office:value-type="float" office:value="0.0694588">
            <text:p>6.95E-002</text:p>
          </table:table-cell>
          <table:table-cell table:style-name="ce13" office:value-type="float" office:value="0.593522">
            <text:p>5.94E-001</text:p>
          </table:table-cell>
          <table:table-cell table:style-name="ce21" office:value-type="float" office:value="0.333051">
            <text:p>3.33E-001</text:p>
          </table:table-cell>
          <table:table-cell table:style-name="ce26" office:value-type="float" office:value="0.00456943">
            <text:p>4.57E-003</text:p>
          </table:table-cell>
          <table:table-cell office:value-type="float" office:value="0.00717477">
            <text:p>7.17E-003</text:p>
          </table:table-cell>
          <table:table-cell table:style-name="ce13" office:value-type="float" office:value="0.00367078">
            <text:p>3.67E-003</text:p>
          </table:table-cell>
          <table:table-cell table:style-name="ce13" office:value-type="float" office:value="0.0059088">
            <text:p>5.91E-003</text:p>
          </table:table-cell>
          <table:table-cell table:style-name="ce13" office:value-type="float" office:value="0.0115768">
            <text:p>1.16E-002</text:p>
          </table:table-cell>
          <table:table-cell table:style-name="ce13" office:value-type="float" office:value="0.00430446">
            <text:p>4.30E-003</text:p>
          </table:table-cell>
          <table:table-cell table:style-name="ce13" office:value-type="float" office:value="0.0142773">
            <text:p>1.43E-002</text:p>
          </table:table-cell>
          <table:table-cell table:style-name="ce13" office:value-type="float" office:value="0.0323213">
            <text:p>3.23E-002</text:p>
          </table:table-cell>
          <table:table-cell table:style-name="ce21" office:value-type="float" office:value="0.00982968">
            <text:p>9.83E-003</text:p>
          </table:table-cell>
          <table:table-cell table:style-name="ce26" office:value-type="float" office:value="0.00130622">
            <text:p>1.31E-003</text:p>
          </table:table-cell>
          <table:table-cell table:style-name="ce13" office:value-type="float" office:value="0.00138559">
            <text:p>1.39E-003</text:p>
          </table:table-cell>
          <table:table-cell table:style-name="ce13" office:value-type="float" office:value="0.00429943">
            <text:p>4.30E-003</text:p>
          </table:table-cell>
          <table:table-cell table:style-name="ce13" office:value-type="float" office:value="0.00178241">
            <text:p>1.78E-003</text:p>
          </table:table-cell>
          <table:table-cell table:style-name="ce13" office:value-type="float" office:value="0.00267444">
            <text:p>2.67E-003</text:p>
          </table:table-cell>
          <table:table-cell table:style-name="ce13" office:value-type="float" office:value="0.00708324">
            <text:p>7.08E-003</text:p>
          </table:table-cell>
          <table:table-cell table:style-name="ce13" office:value-type="float" office:value="0.00454086">
            <text:p>4.54E-003</text:p>
          </table:table-cell>
          <table:table-cell table:style-name="ce13" office:value-type="float" office:value="0.0102623">
            <text:p>1.03E-002</text:p>
          </table:table-cell>
          <table:table-cell table:style-name="ce21" office:value-type="float" office:value="0.0227525">
            <text:p>2.28E-002</text:p>
          </table:table-cell>
          <table:table-cell table:style-name="ce13" table:number-columns-repeated="996"/>
        </table:table-row>
        <table:table-row table:style-name="ro1">
          <table:table-cell table:style-name="ce7" office:value-type="float" office:value="0.025">
            <text:p>0.0250</text:p>
          </table:table-cell>
          <table:table-cell table:style-name="ce12" office:value-type="float" office:value="0.0076005">
            <text:p>7.60E-003</text:p>
          </table:table-cell>
          <table:table-cell table:style-name="ce12" office:value-type="float" office:value="0.0219651">
            <text:p>2.20E-002</text:p>
          </table:table-cell>
          <table:table-cell table:style-name="ce12" office:value-type="float" office:value="0.013523">
            <text:p>1.35E-002</text:p>
          </table:table-cell>
          <table:table-cell table:style-name="ce12" office:value-type="float" office:value="0.0147438">
            <text:p>1.47E-002</text:p>
          </table:table-cell>
          <table:table-cell table:style-name="ce12" office:value-type="float" office:value="0.0750791">
            <text:p>7.51E-002</text:p>
          </table:table-cell>
          <table:table-cell table:style-name="ce12" office:value-type="float" office:value="0.0374938">
            <text:p>3.75E-002</text:p>
          </table:table-cell>
          <table:table-cell table:style-name="ce12" office:value-type="float" office:value="0.0671163">
            <text:p>6.71E-002</text:p>
          </table:table-cell>
          <table:table-cell table:style-name="ce12" office:value-type="float" office:value="0.61223">
            <text:p>6.12E-001</text:p>
          </table:table-cell>
          <table:table-cell table:style-name="ce22" office:value-type="float" office:value="0.333229">
            <text:p>3.33E-001</text:p>
          </table:table-cell>
          <table:table-cell table:style-name="ce25" office:value-type="float" office:value="0.0048698">
            <text:p>4.87E-003</text:p>
          </table:table-cell>
          <table:table-cell table:style-name="ce12" office:value-type="float" office:value="0.00764768">
            <text:p>7.65E-003</text:p>
          </table:table-cell>
          <table:table-cell table:style-name="ce12" office:value-type="float" office:value="0.00400439">
            <text:p>4.00E-003</text:p>
          </table:table-cell>
          <table:table-cell table:style-name="ce12" office:value-type="float" office:value="0.00584922">
            <text:p>5.85E-003</text:p>
          </table:table-cell>
          <table:table-cell table:style-name="ce12" office:value-type="float" office:value="0.010726">
            <text:p>1.07E-002</text:p>
          </table:table-cell>
          <table:table-cell table:style-name="ce12" office:value-type="float" office:value="0.00440328">
            <text:p>4.40E-003</text:p>
          </table:table-cell>
          <table:table-cell table:style-name="ce12" office:value-type="float" office:value="0.0124603">
            <text:p>1.25E-002</text:p>
          </table:table-cell>
          <table:table-cell table:style-name="ce12" office:value-type="float" office:value="0.027748">
            <text:p>2.77E-002</text:p>
          </table:table-cell>
          <table:table-cell table:style-name="ce22" office:value-type="float" office:value="0.00861752">
            <text:p>8.62E-003</text:p>
          </table:table-cell>
          <table:table-cell table:style-name="ce25" office:value-type="float" office:value="0.00190127">
            <text:p>1.90E-003</text:p>
          </table:table-cell>
          <table:table-cell table:style-name="ce12" office:value-type="float" office:value="0.00227274">
            <text:p>2.27E-003</text:p>
          </table:table-cell>
          <table:table-cell table:style-name="ce12" office:value-type="float" office:value="0.0054962">
            <text:p>5.50E-003</text:p>
          </table:table-cell>
          <table:table-cell table:style-name="ce12" office:value-type="float" office:value="0.00222398">
            <text:p>2.22E-003</text:p>
          </table:table-cell>
          <table:table-cell table:style-name="ce12" office:value-type="float" office:value="0.00379691">
            <text:p>3.80E-003</text:p>
          </table:table-cell>
          <table:table-cell table:style-name="ce12" office:value-type="float" office:value="0.00819586">
            <text:p>8.20E-003</text:p>
          </table:table-cell>
          <table:table-cell table:style-name="ce12" office:value-type="float" office:value="0.00459476">
            <text:p>4.59E-003</text:p>
          </table:table-cell>
          <table:table-cell table:style-name="ce12" office:value-type="float" office:value="0.0119469">
            <text:p>1.19E-002</text:p>
          </table:table-cell>
          <table:table-cell table:style-name="ce22" office:value-type="float" office:value="0.0225983">
            <text:p>2.26E-002</text:p>
          </table:table-cell>
          <table:table-cell table:style-name="ce13" table:number-columns-repeated="996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 table:style-name="ce23" table:number-columns-spanned="3" table:number-rows-spanned="1"/>
          <table:covered-table-cell table:style-name="ce27"/>
          <table:covered-table-cell table:style-name="ce27"/>
          <table:table-cell table:style-name="ce28"/>
          <table:table-cell table:style-name="ce23" table:number-columns-spanned="3" table:number-rows-spanned="1"/>
          <table:covered-table-cell table:style-name="ce27"/>
          <table:covered-table-cell table:style-name="ce27"/>
          <table:table-cell table:number-columns-repeated="100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Default">
            <draw:frame table:end-cell-address="Sheet1.J32" table:end-x="0.5091in" table:end-y="0.0713in" draw:z-index="1" draw:style-name="gr1" svg:width="4.7602in" svg:height="3.1157in" svg:x="0.7591in" svg:y="0.1437in">
              <draw:object draw:notify-on-update-of-ranges="Sheet1.K5:Sheet1.K5 Sheet1.K6:Sheet1.K10 Sheet1.A6:Sheet1.A10 Sheet1.N5:Sheet1.N5 Sheet1.N6:Sheet1.N10 Sheet1.A6:Sheet1.A10 Sheet1.Q5:Sheet1.Q5 Sheet1.Q6:Sheet1.Q10 Sheet1.A6:Sheet1.A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3"/>
          <table:table-cell/>
          <table:table-cell table:style-name="Default" table:number-columns-repeated="2"/>
          <table:table-cell table:style-name="ce13"/>
          <table:table-cell table:style-name="Default">
            <draw:frame table:end-cell-address="Sheet1.N33" table:end-x="0.6803in" table:end-y="0.0425in" draw:z-index="2" draw:style-name="gr1" svg:width="3.5744in" svg:height="3.2543in" svg:x="0.6622in" svg:y="0.1535in">
              <draw:object draw:notify-on-update-of-ranges="Sheet1.T5:Sheet1.T5 Sheet1.T6:Sheet1.T10 Sheet1.A6:Sheet1.A10 Sheet1.W5:Sheet1.W5 Sheet1.W6:Sheet1.W10 Sheet1.A6:Sheet1.A10 Sheet1.Z5:Sheet1.Z5 Sheet1.Z6:Sheet1.Z10 Sheet1.A6:Sheet1.A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>
            <draw:frame table:end-cell-address="Sheet1.D34" table:end-x="0.5894in" table:end-y="0.0295in" draw:z-index="0" draw:style-name="gr1" svg:width="3.174in" svg:height="3.2504in" svg:x="0.011in" svg:y="0.1445in">
              <draw:object draw:notify-on-update-of-ranges="Sheet1.B5:Sheet1.B5 Sheet1.B6:Sheet1.B10 Sheet1.A6:Sheet1.A10 Sheet1.E5:Sheet1.E5 Sheet1.E6:Sheet1.E10 Sheet1.A6:Sheet1.A10 Sheet1.H5:Sheet1.H5 Sheet1.H6:Sheet1.H10 Sheet1.A6:Sheet1.A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 table:number-rows-repeated="4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3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7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Default">
            <draw:frame table:end-cell-address="Sheet1.D53" table:end-x="0.5783in" table:end-y="0.0638in" draw:z-index="3" draw:style-name="gr1" svg:width="3.174in" svg:height="3.2504in" svg:x="0in" svg:y="0.0012in">
              <draw:object draw:notify-on-update-of-ranges="Sheet1.C5:Sheet1.C5 Sheet1.C6:Sheet1.C10 Sheet1.A6:Sheet1.A10 Sheet1.F5:Sheet1.F5 Sheet1.F6:Sheet1.F10 Sheet1.A6:Sheet1.A10 Sheet1.I5:Sheet1.I5 Sheet1.I6:Sheet1.I10 Sheet1.A6:Sheet1.A1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  <table:table-cell/>
          <table:table-cell>
            <draw:frame table:end-cell-address="Sheet1.K52" table:end-x="0.4551in" table:end-y="0.1055in" draw:z-index="4" draw:style-name="gr1" svg:width="4.7602in" svg:height="3.1157in" svg:x="0.0146in" svg:y="0.0004in">
              <draw:object draw:notify-on-update-of-ranges="Sheet1.L5:Sheet1.L5 Sheet1.L6:Sheet1.L10 Sheet1.A6:Sheet1.A10 Sheet1.O5:Sheet1.O5 Sheet1.O6:Sheet1.O10 Sheet1.A6:Sheet1.A10 Sheet1.R5:Sheet1.R5 Sheet1.R6:Sheet1.R10 Sheet1.A6:Sheet1.A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P53" table:end-x="0.0654in" table:end-y="0.1303in" draw:z-index="5" draw:style-name="gr1" svg:width="3.5748in" svg:height="3.2543in" svg:x="0.0465in" svg:y="0.0638in">
              <draw:object draw:notify-on-update-of-ranges="Sheet1.U5:Sheet1.U5 Sheet1.U6:Sheet1.U10 Sheet1.A6:Sheet1.A10 Sheet1.X5:Sheet1.X5 Sheet1.X6:Sheet1.X10 Sheet1.A6:Sheet1.A10 Sheet1.AA5:Sheet1.AA5 Sheet1.AA6:Sheet1.AA10 Sheet1.A6:Sheet1.A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>
            <draw:frame table:end-cell-address="Sheet1.D73" table:end-x="0.5783in" table:end-y="0.0677in" draw:z-index="6" draw:style-name="gr1" svg:width="3.174in" svg:height="3.2504in" svg:x="0in" svg:y="0.0055in">
              <draw:object draw:notify-on-update-of-ranges="Sheet1.D5:Sheet1.D5 Sheet1.D6:Sheet1.D10 Sheet1.A6:Sheet1.A10 Sheet1.G5:Sheet1.G5 Sheet1.G6:Sheet1.G10 Sheet1.A6:Sheet1.A10 Sheet1.J5:Sheet1.J5 Sheet1.J6:Sheet1.J10 Sheet1.A6:Sheet1.A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Default" table:number-columns-repeated="2"/>
          <table:table-cell/>
          <table:table-cell>
            <draw:frame table:end-cell-address="Sheet1.K72" table:end-x="0.4551in" table:end-y="0.1102in" draw:z-index="7" draw:style-name="gr1" svg:width="4.7602in" svg:height="3.1157in" svg:x="0.0146in" svg:y="0.0055in">
              <draw:object draw:notify-on-update-of-ranges="Sheet1.M5:Sheet1.M5 Sheet1.M6:Sheet1.M10 Sheet1.A6:Sheet1.A10 Sheet1.P5:Sheet1.P5 Sheet1.P6:Sheet1.P10 Sheet1.A6:Sheet1.A10 Sheet1.S5:Sheet1.S5 Sheet1.S6:Sheet1.S10 Sheet1.A6:Sheet1.A1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7"/>
          <table:table-cell>
            <draw:frame table:end-cell-address="Sheet1.P74" table:end-x="0.0319in" table:end-y="0.072in" draw:z-index="8" draw:style-name="gr1" svg:width="3.5748in" svg:height="3.2543in" svg:x="0.013in" svg:y="0.0055in">
              <draw:object draw:notify-on-update-of-ranges="Sheet1.V5:Sheet1.V5 Sheet1.V6:Sheet1.V10 Sheet1.A6:Sheet1.A10 Sheet1.Y5:Sheet1.Y5 Sheet1.Y6:Sheet1.Y10 Sheet1.A6:Sheet1.A10 Sheet1.AB5:Sheet1.AB5 Sheet1.AB6:Sheet1.AB10 Sheet1.A6:Sheet1.A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08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9-15T08:41:27</dc:date>
    <meta:editing-duration>PT08H12M04S</meta:editing-duration>
    <meta:editing-cycles>38</meta:editing-cycles>
    <meta:generator>OpenOffice.org/3.1$Linux OpenOffice.org_project/310m21$Build-9319</meta:generator>
    <meta:document-statistic meta:table-count="3" meta:cell-count="17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title svg:x="2.721cm" svg:y="0.166cm" chart:style-name="ch2">
          <text:p>whole domain</text:p>
        </chart:title>
        <chart:legend chart:legend-position="top" svg:x="3.452cm" svg:y="0.666cm" chart:style-name="ch3"/>
        <chart:plot-area chart:style-name="ch4" table:cell-range-address="Sheet1.A6:Sheet1.B10 Sheet1.A5:Sheet1.B5 Sheet1.E5:Sheet1.E10 Sheet1.H5:Sheet1.H10" chart:data-source-has-labels="row" svg:x="0.238cm" svg:y="0.603cm" svg:width="7.577cm" svg:height="7.668cm">
          <chart:axis chart:dimension="x" chart:name="primary-x" chart:style-name="ch5">
            <chart:title svg:x="3.267cm" svg:y="7.851cm" chart:style-name="ch6">
              <text:p>support length</text:p>
            </chart:title>
          </chart:axis>
          <chart:axis chart:dimension="y" chart:name="primary-y" chart:style-name="ch7">
            <chart:title svg:x="0.278cm" svg:y="8.232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6:Sheet1.B10" chart:label-cell-address="Sheet1.B5:Sheet1.B5" chart:class="chart:scatter">
            <chart:domain table:cell-range-address="Sheet1.A6:Sheet1.A10"/>
            <chart:data-point chart:repeated="5"/>
          </chart:series>
          <chart:series chart:style-name="ch11" chart:values-cell-range-address="Sheet1.E6:Sheet1.E10" chart:label-cell-address="Sheet1.E5:Sheet1.E5" chart:class="chart:scatter">
            <chart:data-point chart:repeated="5"/>
          </chart:series>
          <chart:series chart:style-name="ch12" chart:values-cell-range-address="Sheet1.H6:Sheet1.H10" chart:label-cell-address="Sheet1.H5:Sheet1.H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_rho</text:p>
              </table:table-cell>
              <table:table-cell office:value-type="string">
                <text:p text:id="Sheet1.E5:Sheet1.E5">L2_rho</text:p>
              </table:table-cell>
              <table:table-cell office:value-type="string">
                <text:p text:id="Sheet1.H5:Sheet1.H5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40229">
                <text:p text:id="Sheet1.B6:Sheet1.B10">0.0040229</text:p>
              </table:table-cell>
              <table:table-cell office:value-type="float" office:value="0.0106875">
                <text:p text:id="Sheet1.E6:Sheet1.E10">0.0106875</text:p>
              </table:table-cell>
              <table:table-cell office:value-type="float" office:value="0.0664311">
                <text:p text:id="Sheet1.H6:Sheet1.H10">0.06643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454882">
                <text:p>0.00454882</text:p>
              </table:table-cell>
              <table:table-cell office:value-type="float" office:value="0.0114414">
                <text:p>0.0114414</text:p>
              </table:table-cell>
              <table:table-cell office:value-type="float" office:value="0.0728988">
                <text:p>0.0728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540189">
                <text:p>0.00540189</text:p>
              </table:table-cell>
              <table:table-cell office:value-type="float" office:value="0.0123738">
                <text:p>0.0123738</text:p>
              </table:table-cell>
              <table:table-cell office:value-type="float" office:value="0.0682868">
                <text:p>0.0682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646853">
                <text:p>0.00646853</text:p>
              </table:table-cell>
              <table:table-cell office:value-type="float" office:value="0.0135642">
                <text:p>0.0135642</text:p>
              </table:table-cell>
              <table:table-cell office:value-type="float" office:value="0.0694588">
                <text:p>0.0694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76005">
                <text:p>0.0076005</text:p>
              </table:table-cell>
              <table:table-cell office:value-type="float" office:value="0.0147438">
                <text:p>0.0147438</text:p>
              </table:table-cell>
              <table:table-cell office:value-type="float" office:value="0.0671163">
                <text:p>0.0671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0 Sheet1.K5:Sheet1.K10 Sheet1.N5:Sheet1.N10 Sheet1.Q5:Sheet1.Q10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6:Sheet1.K10" chart:label-cell-address="Sheet1.K5:Sheet1.K5" chart:class="chart:scatter">
            <chart:domain table:cell-range-address="Sheet1.A6:Sheet1.A10"/>
            <chart:data-point chart:repeated="5"/>
          </chart:series>
          <chart:series chart:style-name="ch8" chart:values-cell-range-address="Sheet1.N6:Sheet1.N10" chart:label-cell-address="Sheet1.N5:Sheet1.N5" chart:class="chart:scatter">
            <chart:data-point chart:repeated="5"/>
          </chart:series>
          <chart:series chart:style-name="ch9" chart:values-cell-range-address="Sheet1.Q6:Sheet1.Q10" chart:label-cell-address="Sheet1.Q5:Sheet1.Q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5:Sheet1.K5">L1_rho3</text:p>
              </table:table-cell>
              <table:table-cell office:value-type="string">
                <text:p text:id="Sheet1.N5:Sheet1.N5">L2_rho3</text:p>
              </table:table-cell>
              <table:table-cell office:value-type="string">
                <text:p text:id="Sheet1.Q5:Sheet1.Q5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20597">
                <text:p text:id="Sheet1.K6:Sheet1.K10">0.0020597</text:p>
              </table:table-cell>
              <table:table-cell office:value-type="float" office:value="0.0025301">
                <text:p text:id="Sheet1.N6:Sheet1.N10">0.0025301</text:p>
              </table:table-cell>
              <table:table-cell office:value-type="float" office:value="0.00829472">
                <text:p text:id="Sheet1.Q6:Sheet1.Q10">0.008294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282252">
                <text:p>0.00282252</text:p>
              </table:table-cell>
              <table:table-cell office:value-type="float" office:value="0.00379454">
                <text:p>0.00379454</text:p>
              </table:table-cell>
              <table:table-cell office:value-type="float" office:value="0.0112426">
                <text:p>0.0112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367836">
                <text:p>0.00367836</text:p>
              </table:table-cell>
              <table:table-cell office:value-type="float" office:value="0.00491066">
                <text:p>0.00491066</text:p>
              </table:table-cell>
              <table:table-cell office:value-type="float" office:value="0.0131244">
                <text:p>0.0131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456943">
                <text:p>0.00456943</text:p>
              </table:table-cell>
              <table:table-cell office:value-type="float" office:value="0.0059088">
                <text:p>0.0059088</text:p>
              </table:table-cell>
              <table:table-cell office:value-type="float" office:value="0.0142773">
                <text:p>0.0142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48698">
                <text:p>0.0048698</text:p>
              </table:table-cell>
              <table:table-cell office:value-type="float" office:value="0.00584922">
                <text:p>0.00584922</text:p>
              </table:table-cell>
              <table:table-cell office:value-type="float" office:value="0.0124603">
                <text:p>0.01246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cm" svg:height="8.267cm" chart:class="chart:scatter" chart:style-name="ch1">
        <chart:legend chart:legend-position="top" svg:x="3.998cm" svg:y="0.577cm" chart:style-name="ch2"/>
        <chart:plot-area chart:style-name="ch3" table:cell-range-address="Sheet1.A6:Sheet1.A10 Sheet1.T5:Sheet1.T10 Sheet1.W5:Sheet1.W10 Sheet1.Z5:Sheet1.Z10" chart:data-source-has-labels="row" svg:x="0.368cm" svg:y="0.147cm" svg:width="8.429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6:Sheet1.T10" chart:label-cell-address="Sheet1.T5:Sheet1.T5" chart:class="chart:scatter">
            <chart:domain table:cell-range-address="Sheet1.A6:Sheet1.A10"/>
            <chart:data-point chart:repeated="5"/>
          </chart:series>
          <chart:series chart:style-name="ch8" chart:values-cell-range-address="Sheet1.W6:Sheet1.W10" chart:label-cell-address="Sheet1.W5:Sheet1.W5" chart:class="chart:scatter">
            <chart:data-point chart:repeated="5"/>
          </chart:series>
          <chart:series chart:style-name="ch9" chart:values-cell-range-address="Sheet1.Z6:Sheet1.Z10" chart:label-cell-address="Sheet1.Z5:Sheet1.Z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5:Sheet1.T5">L1_rho2</text:p>
              </table:table-cell>
              <table:table-cell office:value-type="string">
                <text:p text:id="Sheet1.W5:Sheet1.W5">L2_rho2</text:p>
              </table:table-cell>
              <table:table-cell office:value-type="string">
                <text:p text:id="Sheet1.Z5:Sheet1.Z5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032345">
                <text:p text:id="Sheet1.T6:Sheet1.T10">0.00032345</text:p>
              </table:table-cell>
              <table:table-cell office:value-type="float" office:value="0.000772954">
                <text:p text:id="Sheet1.W6:Sheet1.W10">0.000772954</text:p>
              </table:table-cell>
              <table:table-cell office:value-type="float" office:value="0.00446744">
                <text:p text:id="Sheet1.Z6:Sheet1.Z10">0.004467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545696">
                <text:p>0.000545696</text:p>
              </table:table-cell>
              <table:table-cell office:value-type="float" office:value="0.00112535">
                <text:p>0.00112535</text:p>
              </table:table-cell>
              <table:table-cell office:value-type="float" office:value="0.00447336">
                <text:p>0.00447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0847814">
                <text:p>0.000847814</text:p>
              </table:table-cell>
              <table:table-cell office:value-type="float" office:value="0.00143304">
                <text:p>0.00143304</text:p>
              </table:table-cell>
              <table:table-cell office:value-type="float" office:value="0.00450017">
                <text:p>0.00450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130622">
                <text:p>0.00130622</text:p>
              </table:table-cell>
              <table:table-cell office:value-type="float" office:value="0.00178241">
                <text:p>0.00178241</text:p>
              </table:table-cell>
              <table:table-cell office:value-type="float" office:value="0.00454086">
                <text:p>0.00454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190127">
                <text:p>0.00190127</text:p>
              </table:table-cell>
              <table:table-cell office:value-type="float" office:value="0.00222398">
                <text:p>0.00222398</text:p>
              </table:table-cell>
              <table:table-cell office:value-type="float" office:value="0.00459476">
                <text:p>0.00459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785cm" svg:y="6.753cm" chart:style-name="ch2"/>
        <chart:plot-area chart:style-name="ch3" table:cell-range-address="Sheet1.A6:Sheet1.A10 Sheet1.C5:Sheet1.C10 Sheet1.F5:Sheet1.F10 Sheet1.I5:Sheet1.I10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0" chart:label-cell-address="Sheet1.C5:Sheet1.C5" chart:class="chart:scatter">
            <chart:domain table:cell-range-address="Sheet1.A6:Sheet1.A10"/>
            <chart:data-point chart:repeated="5"/>
          </chart:series>
          <chart:series chart:style-name="ch8" chart:values-cell-range-address="Sheet1.F6:Sheet1.F10" chart:label-cell-address="Sheet1.F5:Sheet1.F5" chart:class="chart:scatter">
            <chart:data-point chart:repeated="5"/>
          </chart:series>
          <chart:series chart:style-name="ch9" chart:values-cell-range-address="Sheet1.I6:Sheet1.I10" chart:label-cell-address="Sheet1.I5:Sheet1.I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L1_u</text:p>
              </table:table-cell>
              <table:table-cell office:value-type="string">
                <text:p text:id="Sheet1.F5:Sheet1.F5">L2_u</text:p>
              </table:table-cell>
              <table:table-cell office:value-type="string">
                <text:p text:id="Sheet1.I5:Sheet1.I5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834215">
                <text:p text:id="Sheet1.C6:Sheet1.C10">0.00834215</text:p>
              </table:table-cell>
              <table:table-cell office:value-type="float" office:value="0.0370729">
                <text:p text:id="Sheet1.F6:Sheet1.F10">0.0370729</text:p>
              </table:table-cell>
              <table:table-cell office:value-type="float" office:value="0.617668">
                <text:p text:id="Sheet1.I6:Sheet1.I10">0.6176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09462">
                <text:p>0.0109462</text:p>
              </table:table-cell>
              <table:table-cell office:value-type="float" office:value="0.0463613">
                <text:p>0.0463613</text:p>
              </table:table-cell>
              <table:table-cell office:value-type="float" office:value="0.566047">
                <text:p>0.566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14402">
                <text:p>0.014402</text:p>
              </table:table-cell>
              <table:table-cell office:value-type="float" office:value="0.0580554">
                <text:p>0.0580554</text:p>
              </table:table-cell>
              <table:table-cell office:value-type="float" office:value="0.602872">
                <text:p>0.602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17943">
                <text:p>0.017943</text:p>
              </table:table-cell>
              <table:table-cell office:value-type="float" office:value="0.0657916">
                <text:p>0.0657916</text:p>
              </table:table-cell>
              <table:table-cell office:value-type="float" office:value="0.593522">
                <text:p>0.593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219651">
                <text:p>0.0219651</text:p>
              </table:table-cell>
              <table:table-cell office:value-type="float" office:value="0.0750791">
                <text:p>0.0750791</text:p>
              </table:table-cell>
              <table:table-cell office:value-type="float" office:value="0.61223">
                <text:p>0.612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0 Sheet1.L5:Sheet1.L10 Sheet1.O5:Sheet1.O10 Sheet1.R5:Sheet1.R10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:Sheet1.L10" chart:label-cell-address="Sheet1.L5:Sheet1.L5" chart:class="chart:scatter">
            <chart:domain table:cell-range-address="Sheet1.A6:Sheet1.A10"/>
            <chart:data-point chart:repeated="5"/>
          </chart:series>
          <chart:series chart:style-name="ch8" chart:values-cell-range-address="Sheet1.O6:Sheet1.O10" chart:label-cell-address="Sheet1.O5:Sheet1.O5" chart:class="chart:scatter">
            <chart:data-point chart:repeated="5"/>
          </chart:series>
          <chart:series chart:style-name="ch9" chart:values-cell-range-address="Sheet1.R6:Sheet1.R10" chart:label-cell-address="Sheet1.R5:Sheet1.R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5:Sheet1.L5">L1_u3</text:p>
              </table:table-cell>
              <table:table-cell office:value-type="string">
                <text:p text:id="Sheet1.O5:Sheet1.O5">L2_u3</text:p>
              </table:table-cell>
              <table:table-cell office:value-type="string">
                <text:p text:id="Sheet1.R5:Sheet1.R5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122837">
                <text:p text:id="Sheet1.L6:Sheet1.L10">0.00122837</text:p>
              </table:table-cell>
              <table:table-cell office:value-type="float" office:value="0.0036359">
                <text:p text:id="Sheet1.O6:Sheet1.O10">0.0036359</text:p>
              </table:table-cell>
              <table:table-cell office:value-type="float" office:value="0.0174222">
                <text:p text:id="Sheet1.R6:Sheet1.R10">0.01742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306787">
                <text:p>0.00306787</text:p>
              </table:table-cell>
              <table:table-cell office:value-type="float" office:value="0.00680933">
                <text:p>0.00680933</text:p>
              </table:table-cell>
              <table:table-cell office:value-type="float" office:value="0.0248696">
                <text:p>0.0248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506526">
                <text:p>0.00506526</text:p>
              </table:table-cell>
              <table:table-cell office:value-type="float" office:value="0.00933005">
                <text:p>0.00933005</text:p>
              </table:table-cell>
              <table:table-cell office:value-type="float" office:value="0.0295049">
                <text:p>0.0295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717477">
                <text:p>0.00717477</text:p>
              </table:table-cell>
              <table:table-cell office:value-type="float" office:value="0.0115768">
                <text:p>0.0115768</text:p>
              </table:table-cell>
              <table:table-cell office:value-type="float" office:value="0.0323213">
                <text:p>0.0323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764768">
                <text:p>0.00764768</text:p>
              </table:table-cell>
              <table:table-cell office:value-type="float" office:value="0.010726">
                <text:p>0.010726</text:p>
              </table:table-cell>
              <table:table-cell office:value-type="float" office:value="0.027748">
                <text:p>0.0277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0 Sheet1.U5:Sheet1.U10 Sheet1.X5:Sheet1.X10 Sheet1.AA5:Sheet1.AA10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6:Sheet1.U10" chart:label-cell-address="Sheet1.U5:Sheet1.U5" chart:class="chart:scatter">
            <chart:domain table:cell-range-address="Sheet1.A6:Sheet1.A10"/>
            <chart:data-point chart:repeated="5"/>
          </chart:series>
          <chart:series chart:style-name="ch8" chart:values-cell-range-address="Sheet1.X6:Sheet1.X10" chart:label-cell-address="Sheet1.X5:Sheet1.X5" chart:class="chart:scatter">
            <chart:data-point chart:repeated="5"/>
          </chart:series>
          <chart:series chart:style-name="ch9" chart:values-cell-range-address="Sheet1.AA6:Sheet1.AA10" chart:label-cell-address="Sheet1.AA5:Sheet1.AA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5:Sheet1.U5">L1_u2</text:p>
              </table:table-cell>
              <table:table-cell office:value-type="string">
                <text:p text:id="Sheet1.X5:Sheet1.X5">L2_u2</text:p>
              </table:table-cell>
              <table:table-cell office:value-type="string">
                <text:p text:id="Sheet1.AA5:Sheet1.AA5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0233991">
                <text:p text:id="Sheet1.U6:Sheet1.U10">0.000233991</text:p>
              </table:table-cell>
              <table:table-cell office:value-type="float" office:value="0.000948771">
                <text:p text:id="Sheet1.X6:Sheet1.X10">0.000948771</text:p>
              </table:table-cell>
              <table:table-cell office:value-type="float" office:value="0.00850147">
                <text:p text:id="Sheet1.AA6:Sheet1.AA10">0.008501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506863">
                <text:p>0.000506863</text:p>
              </table:table-cell>
              <table:table-cell office:value-type="float" office:value="0.00142243">
                <text:p>0.00142243</text:p>
              </table:table-cell>
              <table:table-cell office:value-type="float" office:value="0.0085165">
                <text:p>0.0085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0806081">
                <text:p>0.000806081</text:p>
              </table:table-cell>
              <table:table-cell office:value-type="float" office:value="0.00187379">
                <text:p>0.00187379</text:p>
              </table:table-cell>
              <table:table-cell office:value-type="float" office:value="0.00885978">
                <text:p>0.00885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138559">
                <text:p>0.00138559</text:p>
              </table:table-cell>
              <table:table-cell office:value-type="float" office:value="0.00267444">
                <text:p>0.00267444</text:p>
              </table:table-cell>
              <table:table-cell office:value-type="float" office:value="0.0102623">
                <text:p>0.0102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227274">
                <text:p>0.00227274</text:p>
              </table:table-cell>
              <table:table-cell office:value-type="float" office:value="0.00379691">
                <text:p>0.00379691</text:p>
              </table:table-cell>
              <table:table-cell office:value-type="float" office:value="0.0119469">
                <text:p>0.01194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0 Sheet1.D5:Sheet1.D10 Sheet1.G5:Sheet1.G10 Sheet1.J5:Sheet1.J10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0" chart:label-cell-address="Sheet1.D5:Sheet1.D5" chart:class="chart:scatter">
            <chart:domain table:cell-range-address="Sheet1.A6:Sheet1.A10"/>
            <chart:data-point chart:repeated="5"/>
          </chart:series>
          <chart:series chart:style-name="ch8" chart:values-cell-range-address="Sheet1.G6:Sheet1.G10" chart:label-cell-address="Sheet1.G5:Sheet1.G5" chart:class="chart:scatter">
            <chart:data-point chart:repeated="5"/>
          </chart:series>
          <chart:series chart:style-name="ch9" chart:values-cell-range-address="Sheet1.J6:Sheet1.J10" chart:label-cell-address="Sheet1.J5:Sheet1.J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5:Sheet1.D5">L1e</text:p>
              </table:table-cell>
              <table:table-cell office:value-type="string">
                <text:p text:id="Sheet1.G5:Sheet1.G5">L2e</text:p>
              </table:table-cell>
              <table:table-cell office:value-type="string">
                <text:p text:id="Sheet1.J5:Sheet1.J5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410209">
                <text:p text:id="Sheet1.D6:Sheet1.D10">0.00410209</text:p>
              </table:table-cell>
              <table:table-cell office:value-type="float" office:value="0.0173756">
                <text:p text:id="Sheet1.G6:Sheet1.G10">0.0173756</text:p>
              </table:table-cell>
              <table:table-cell office:value-type="float" office:value="0.332836">
                <text:p text:id="Sheet1.J6:Sheet1.J10">0.3328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631111">
                <text:p>0.00631111</text:p>
              </table:table-cell>
              <table:table-cell office:value-type="float" office:value="0.0238709">
                <text:p>0.0238709</text:p>
              </table:table-cell>
              <table:table-cell office:value-type="float" office:value="0.332898">
                <text:p>0.332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869258">
                <text:p>0.00869258</text:p>
              </table:table-cell>
              <table:table-cell office:value-type="float" office:value="0.0290923">
                <text:p>0.0290923</text:p>
              </table:table-cell>
              <table:table-cell office:value-type="float" office:value="0.332962">
                <text:p>0.332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111305">
                <text:p>0.0111305</text:p>
              </table:table-cell>
              <table:table-cell office:value-type="float" office:value="0.0335107">
                <text:p>0.0335107</text:p>
              </table:table-cell>
              <table:table-cell office:value-type="float" office:value="0.333051">
                <text:p>0.333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13523">
                <text:p>0.013523</text:p>
              </table:table-cell>
              <table:table-cell office:value-type="float" office:value="0.0374938">
                <text:p>0.0374938</text:p>
              </table:table-cell>
              <table:table-cell office:value-type="float" office:value="0.333229">
                <text:p>0.3332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0 Sheet1.M5:Sheet1.M10 Sheet1.P5:Sheet1.P10 Sheet1.S5:Sheet1.S10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0" chart:label-cell-address="Sheet1.M5:Sheet1.M5" chart:class="chart:scatter">
            <chart:domain table:cell-range-address="Sheet1.A6:Sheet1.A10"/>
            <chart:data-point chart:repeated="5"/>
          </chart:series>
          <chart:series chart:style-name="ch8" chart:values-cell-range-address="Sheet1.P6:Sheet1.P10" chart:label-cell-address="Sheet1.P5:Sheet1.P5" chart:class="chart:scatter">
            <chart:data-point chart:repeated="5"/>
          </chart:series>
          <chart:series chart:style-name="ch9" chart:values-cell-range-address="Sheet1.S6:Sheet1.S10" chart:label-cell-address="Sheet1.S5:Sheet1.S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5:Sheet1.M5">L1e3</text:p>
              </table:table-cell>
              <table:table-cell office:value-type="string">
                <text:p text:id="Sheet1.P5:Sheet1.P5">L2e3</text:p>
              </table:table-cell>
              <table:table-cell office:value-type="string">
                <text:p text:id="Sheet1.S5:Sheet1.S5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163045">
                <text:p text:id="Sheet1.M6:Sheet1.M10">0.00163045</text:p>
              </table:table-cell>
              <table:table-cell office:value-type="float" office:value="0.00189743">
                <text:p text:id="Sheet1.P6:Sheet1.P10">0.00189743</text:p>
              </table:table-cell>
              <table:table-cell office:value-type="float" office:value="0.00569483">
                <text:p text:id="Sheet1.S6:Sheet1.S10">0.005694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224122">
                <text:p>0.00224122</text:p>
              </table:table-cell>
              <table:table-cell office:value-type="float" office:value="0.00276161">
                <text:p>0.00276161</text:p>
              </table:table-cell>
              <table:table-cell office:value-type="float" office:value="0.00768728">
                <text:p>0.00768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290524">
                <text:p>0.00290524</text:p>
              </table:table-cell>
              <table:table-cell office:value-type="float" office:value="0.00353929">
                <text:p>0.00353929</text:p>
              </table:table-cell>
              <table:table-cell office:value-type="float" office:value="0.00899261">
                <text:p>0.00899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367078">
                <text:p>0.00367078</text:p>
              </table:table-cell>
              <table:table-cell office:value-type="float" office:value="0.00430446">
                <text:p>0.00430446</text:p>
              </table:table-cell>
              <table:table-cell office:value-type="float" office:value="0.00982968">
                <text:p>0.00982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400439">
                <text:p>0.00400439</text:p>
              </table:table-cell>
              <table:table-cell office:value-type="float" office:value="0.00440328">
                <text:p>0.00440328</text:p>
              </table:table-cell>
              <table:table-cell office:value-type="float" office:value="0.00861752">
                <text:p>0.008617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0 Sheet1.V5:Sheet1.V10 Sheet1.Y5:Sheet1.Y10 Sheet1.AB5:Sheet1.AB10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6:Sheet1.V10" chart:label-cell-address="Sheet1.V5:Sheet1.V5" chart:class="chart:scatter">
            <chart:domain table:cell-range-address="Sheet1.A6:Sheet1.A10"/>
            <chart:data-point chart:repeated="5"/>
          </chart:series>
          <chart:series chart:style-name="ch8" chart:values-cell-range-address="Sheet1.Y6:Sheet1.Y10" chart:label-cell-address="Sheet1.Y5:Sheet1.Y5" chart:class="chart:scatter">
            <chart:data-point chart:repeated="5"/>
          </chart:series>
          <chart:series chart:style-name="ch9" chart:values-cell-range-address="Sheet1.AB6:Sheet1.AB10" chart:label-cell-address="Sheet1.AB5:Sheet1.AB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5:Sheet1.V5">L1e2</text:p>
              </table:table-cell>
              <table:table-cell office:value-type="string">
                <text:p text:id="Sheet1.Y5:Sheet1.Y5">L2e2</text:p>
              </table:table-cell>
              <table:table-cell office:value-type="string">
                <text:p text:id="Sheet1.AB5:Sheet1.AB5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11932">
                <text:p text:id="Sheet1.V6:Sheet1.V10">0.0011932</text:p>
              </table:table-cell>
              <table:table-cell office:value-type="float" office:value="0.00319133">
                <text:p text:id="Sheet1.Y6:Sheet1.Y10">0.00319133</text:p>
              </table:table-cell>
              <table:table-cell office:value-type="float" office:value="0.0228139">
                <text:p text:id="Sheet1.AB6:Sheet1.AB10">0.02281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210448">
                <text:p>0.00210448</text:p>
              </table:table-cell>
              <table:table-cell office:value-type="float" office:value="0.00465032">
                <text:p>0.00465032</text:p>
              </table:table-cell>
              <table:table-cell office:value-type="float" office:value="0.0228393">
                <text:p>0.0228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314723">
                <text:p>0.00314723</text:p>
              </table:table-cell>
              <table:table-cell office:value-type="float" office:value="0.00591747">
                <text:p>0.00591747</text:p>
              </table:table-cell>
              <table:table-cell office:value-type="float" office:value="0.022813">
                <text:p>0.022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429943">
                <text:p>0.00429943</text:p>
              </table:table-cell>
              <table:table-cell office:value-type="float" office:value="0.00708324">
                <text:p>0.00708324</text:p>
              </table:table-cell>
              <table:table-cell office:value-type="float" office:value="0.0227525">
                <text:p>0.0227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54962">
                <text:p>0.0054962</text:p>
              </table:table-cell>
              <table:table-cell office:value-type="float" office:value="0.00819586">
                <text:p>0.00819586</text:p>
              </table:table-cell>
              <table:table-cell office:value-type="float" office:value="0.0225983">
                <text:p>0.02259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